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12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BELIEVER AND SELF (12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BELIEVER AND SELF (12:1-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What we are to offer (12:1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What we are to offer (12:1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reason for this (12:1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results of this (12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BELIEVER AND SELF (12:1-2)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What we are to offer (12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What we are to avoid (12:2a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What we are to achieve (12:2b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ROMANS 12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THE BELIEVER AND SELF (12:1-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ELIEVER AND SERVICE (12:3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ELIEVER AND SERVICE (12:3-21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grace (12: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gifts (12: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gifts (12:4-8)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illustration concerning these gifts (12:4-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identification of these gifts (12:6-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3-twoColTx-Title-and-2-Column-Text" presentation:presentation-page-layout-name="Master1-PPL13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identification of these gifts (12:6-8):<text:s text:c="1"/></text:span><text:span text:style-name="a582" text:class-names=""/></text:p>
          </draw:text-box>
          <svg:title/>
          <svg:desc/>
        </draw:frame>
        <draw:frame draw:id="id105" presentation:style-name="a597" draw:name="Text Placeholder 2" svg:x="1.38021in" svg:y="2in" svg:width="4.61632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Prophesying (12: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erving (12:7a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eaching (12:7b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draw:frame draw:id="id106" presentation:style-name="a613" draw:name="Text Placeholder 3" svg:x="6.16319in" svg:y="2in" svg:width="4.61632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Encouraging (12:8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Giving (12:8b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Leading (12:8c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howing kindness (12:8d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2-tx-Title-and-Text" presentation:presentation-page-layout-name="Master1-PPL12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gifts (12:4-8)<text:s text:c="1"/></text:span><text:span text:style-name="a616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illustration concerning these gifts (12:4-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identification of these gifts (12:6-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0" draw:style-name="a629" draw:master-page-name="Master1-Layout12-tx-Title-and-Text" presentation:presentation-page-layout-name="Master1-PPL12" draw:id="Slide-265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BELIEVER AND SERVICE (12:3-21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grace (12: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gifts (12:4-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guidelines (12:9-2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-title-Title-Slide" presentation:presentation-page-layout-name="Master1-PPL1" draw:id="Slide-266">
        <draw:frame draw:id="id111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guidelines (12:9-21)<text:s text:c="1"/></text:span><text:span text:style-name="a649" text:class-names=""/></text:p>
          </draw:text-box>
          <svg:title/>
          <svg:desc/>
        </draw:frame>
        <draw:frame draw:id="id112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How to deal with one's friends (12:9-13, 15-16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2" draw:style-name="a657" draw:master-page-name="Master1-Layout12-tx-Title-and-Text" presentation:presentation-page-layout-name="Master1-PPL12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How to deal with one's friends (12:9-13, 15-16)<text:s text:c="1"/></text:span><text:span text:style-name="a659" text:class-names=""/></text:p>
          </draw:text-box>
          <svg:title/>
          <svg:desc/>
        </draw:frame>
        <draw:frame draw:id="id114" presentation:style-name="a680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Love and honour them (12:9-10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Show them your zeal and joy (12:11-12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Share with them (12:1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Mourn and weep with them (12:15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Live in harmony with them (12:16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3" draw:style-name="a681" draw:master-page-name="Master1-Layout12-tx-Title-and-Text" presentation:presentation-page-layout-name="Master1-PPL12" draw:id="Slide-268">
        <draw:frame draw:id="id115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The guidelines (12:9-21)<text:s text:c="1"/></text:span><text:span text:style-name="a683" text:class-names=""/></text:p>
          </draw:text-box>
          <svg:title/>
          <svg:desc/>
        </draw:frame>
        <draw:frame draw:id="id116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How to deal with one's friends (12:9-13, 15-16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ow to deal with one's foes (12:14, 17-21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4" draw:style-name="a696" draw:master-page-name="Master1-Layout12-tx-Title-and-Text" presentation:presentation-page-layout-name="Master1-PPL12" draw:id="Slide-269">
        <draw:frame draw:id="id117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How to deal with one's foes (12:14, 17-21)<text:s text:c="1"/></text:span><text:span text:style-name="a698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Bless them when they persecute you (12:14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Let God repay them for the evil done to you (12:17-19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ive them food when they are hungry and water when they are thirsty (12:20-21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5" draw:style-name="a714" draw:master-page-name="Master1-Layout12-tx-Title-and-Text" presentation:presentation-page-layout-name="Master1-PPL12" draw:id="Slide-270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guidelines (12:9-21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How to deal with one's friends (12:9-13, 15-16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How to deal with one's foes (12:14, 17-21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6" draw:style-name="a729" draw:master-page-name="Master1-Layout12-tx-Title-and-Text" presentation:presentation-page-layout-name="Master1-PPL12" draw:id="Slide-271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BELIEVER AND SERVICE (12:3-21)<text:s text:c="1"/></text:span><text:span text:style-name="a731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grace (12: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gifts (12:4-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guidelines (12:9-2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ROMANS 12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BELIEVER AND SELF (12:1-2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BELIEVER AND SERVICE (12:3-2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2</dc:title>
    <meta:initial-creator>David STRICKLAND</meta:initial-creator>
    <dc:creator>David STRICKLAND</dc:creator>
    <meta:creation-date>2020-02-22T19:35:59Z</meta:creation-date>
    <dc:date>2020-02-22T19:35:59Z</dc:date>
    <meta:template xlink:href="BibleStudy" xlink:type="simple"/>
    <meta:editing-cycles>1</meta:editing-cycles>
    <meta:editing-duration>PT0S</meta:editing-duration>
    <meta:document-statistic meta:paragraph-count="60" meta:word-count="464"/>
  </office:meta>
</office:document-meta>
</file>